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6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style:font-size-asian="12pt" style:font-size-complex="12pt"/>
    </style:style>
    <style:style style:name="P8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662b" style:font-weight-asian="normal" style:font-weight-complex="normal"/>
    </style:style>
    <style:style style:name="T7" style:family="text">
      <style:text-properties officeooo:rsid="000f662b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0.3189in" svg:height="0.1587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7</text:span></text:p>
      <text:p text:style-name="P3"/>
      <text:p text:style-name="P2">Gerealiseerd vorige week:</text:p>
      <text:p text:style-name="P3"/>
      <text:p text:style-name="P3">– <text:span text:style-name="T7">Communicatieles 1 gevolgd</text:span></text:p>
      <text:p text:style-name="P3">– <text:span text:style-name="T7">Bespreking mogelijkheden en doelen van proef met Mr. Derua en Mr. De Weerdt.</text:span></text:p>
      <text:p text:style-name="P3">– <text:span text:style-name="T7">Opzoeken verschillen en voor- en nadelen van verschillende knx-bus interfaces</text:span></text:p>
      <text:p text:style-name="P3">– <text:span text:style-name="T7">Opzoeken mogelijkheden van verschilldende embedded linux platformen</text:span></text:p>
      <text:p text:style-name="P3"/>
      <text:p text:style-name="P3">– <text:span text:style-name="T7">Opstellen van het opstartverslag + vergaderverslag met Mr. Derua &amp; Mr. Dams</text:span></text:p>
      <text:p text:style-name="P3"/>
      <text:p text:style-name="P3"/>
      <text:p text:style-name="P3"/>
      <text:p text:style-name="P3"/>
      <text:p text:style-name="P3"/>
      <text:p text:style-name="P8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5</meta:editing-cycles>
    <meta:print-date>2013-04-21T17:44:00</meta:print-date>
    <meta:creation-date>2016-12-21T00:07:00</meta:creation-date>
    <dc:date>2017-02-15T10:02:10.148232916</dc:date>
    <meta:editing-duration>PT12M43S</meta:editing-duration>
    <meta:generator>LibreOffice/5.1.4.2$Linux_X86_64 LibreOffice_project/10m0$Build-2</meta:generator>
    <meta:document-statistic meta:table-count="0" meta:image-count="2" meta:object-count="0" meta:page-count="2" meta:paragraph-count="20" meta:word-count="87" meta:character-count="715" meta:non-whitespace-character-count="633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